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8000002CE4C8EC912.png" manifest:media-type="image/png"/>
  <manifest:file-entry manifest:full-path="Pictures/100000010000062F00000316FB09DDAB.png" manifest:media-type="image/png"/>
  <manifest:file-entry manifest:full-path="Pictures/10000001000002F3000002D8BC38B8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8.484cm" draw:z-index="0"><draw:image xlink:href="Pictures/100000010000062F00000316FB09DDAB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16.392cm" draw:z-index="0"><draw:image xlink:href="Pictures/10000001000002F3000002D8BC38B8B0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9.971cm" draw:z-index="0"><draw:image xlink:href="Pictures/10000001000004C8000002CE4C8EC9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3" meta:object-count="0" meta:page-count="3" meta:paragraph-count="3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